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6.404cm"/>
    </style:style>
    <style:style style:name="Tabla2.B" style:family="table-column">
      <style:table-column-properties style:column-width="0.60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dffb" officeooo:paragraph-rsid="000adffb"/>
    </style:style>
    <style:style style:name="P2" style:family="paragraph" style:parent-style-name="Table_20_Contents">
      <style:text-properties officeooo:rsid="000b5c5e" officeooo:paragraph-rsid="000b5c5e"/>
    </style:style>
    <style:style style:name="P3" style:family="paragraph" style:parent-style-name="Table_20_Contents">
      <style:text-properties officeooo:rsid="000d55c2" officeooo:paragraph-rsid="000d5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#!/bin/bash</text:p>
            <text:p text:style-name="P1"/>
            <text:p text:style-name="P1">contador=0;</text:p>
            <text:p text:style-name="P1">while read nombre <text:s/></text:p>
            <text:p text:style-name="P1">do<text:tab/></text:p>
            <text:p text:style-name="P1"/>
            <text:p text:style-name="P1"><text:tab/>if [ $contador -gt 0 ]</text:p>
            <text:p text:style-name="P1"><text:tab/>then</text:p>
            <text:p text:style-name="P1"><text:tab/>echo "$nombre";<text:tab/></text:p>
            <text:p text:style-name="P1">carpeta=`echo $nombre | cut -d" " -f 2 `;</text:p>
            <text:p text:style-name="P1">sudo useradd -d /home/$carpeta -m $carpeta;</text:p>
            <text:p text:style-name="P1"><text:tab/>fi;</text:p>
            <text:p text:style-name="P1"><text:s/><text:tab/>contador=$(( $contador +1 ));</text:p>
            <text:p text:style-name="P1"><text:tab/></text:p>
            <text:p text:style-name="P1">done &lt; usuarios.csv;</text:p>
          </table:table-cell>
          <table:table-cell table:style-name="Tabla1.B1" office:value-type="string">
            <text:p text:style-name="P1">Usuario: Carpeta home que se creará:</text:p>
            <text:p text:style-name="P1">Pepe pepe</text:p>
            <text:p text:style-name="P1">Juan juan</text:p>
            <text:p text:style-name="P1">Jose jose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#!/bin/bash</text:p>
            <text:p text:style-name="P2">adaptador=$1;</text:p>
            <text:p text:style-name="P2"/>
            <text:p text:style-name="P2">opcion=-1;</text:p>
            <text:p text:style-name="P2"><text:tab/>while [ $opcion -ne 0 ]</text:p>
            <text:p text:style-name="P2"><text:tab/>do</text:p>
            <text:p text:style-name="P2"><text:tab/><text:tab/>echo " ------------------------";</text:p>
            <text:p text:style-name="P2"><text:tab/><text:tab/>echo "|-------ESCOLLA A OPCIÓN"'----|';</text:p>
            <text:p text:style-name="P2"><text:tab/><text:tab/>echo "|-Configuracion IP <text:s text:c="6"/>:1"'-|';</text:p>
            <text:p text:style-name="P2"><text:tab/><text:tab/>echo "|-Táboa de enrutamento <text:s text:c="3"/>2"'-|';</text:p>
            <text:p text:style-name="P2"><text:tab/><text:tab/>echo "|-Configuracion dns <text:s text:c="6"/>3"'-|';</text:p>
            <text:p text:style-name="P2"><text:tab/><text:tab/>echo "|-Sair <text:s text:c="19"/>4"'-|';<text:tab/><text:tab/></text:p>
            <text:p text:style-name="P2"><text:tab/><text:tab/>echo " ------------------------";</text:p>
            <text:p text:style-name="P2"><text:tab/><text:tab/>read opcion;</text:p>
            <text:p text:style-name="P2"/>
            <text:p text:style-name="P2"><text:tab/><text:tab/>case $opcion</text:p>
            <text:p text:style-name="P2"><text:tab/><text:tab/><text:tab/>in</text:p>
            <text:p text:style-name="P2"><text:tab/><text:tab/><text:tab/><text:tab/>1)</text:p>
            <text:p text:style-name="P2"><text:tab/><text:tab/><text:tab/><text:tab/>echo `ifconfig $adaptador`;</text:p>
            <text:p text:style-name="P2"><text:tab/><text:tab/><text:tab/><text:tab/>sleep 10;</text:p>
            <text:p text:style-name="P2"><text:tab/><text:tab/><text:tab/><text:tab/>clear;</text:p>
            <text:p text:style-name="P2"><text:tab/><text:tab/><text:tab/><text:tab/>;;</text:p>
            <text:p text:style-name="P2"><text:tab/><text:tab/><text:tab/><text:tab/>2)</text:p>
            <text:p text:style-name="P2"><text:tab/><text:tab/><text:tab/><text:tab/>echo `route -n`;</text:p>
            <text:p text:style-name="P2"><text:tab/><text:tab/><text:tab/><text:tab/>sleep 10;</text:p>
            <text:p text:style-name="P2"><text:tab/><text:tab/><text:tab/><text:tab/>clear;</text:p>
            <text:p text:style-name="P2"><text:tab/><text:tab/><text:tab/><text:tab/>;;</text:p>
            <text:p text:style-name="P2"><text:tab/><text:tab/><text:tab/><text:tab/>3)</text:p>
            <text:p text:style-name="P2"><text:tab/><text:tab/><text:tab/><text:tab/>echo `cat /etc/resolv.conf`;</text:p>
            <text:p text:style-name="P2"><text:tab/><text:tab/><text:tab/><text:tab/>sleep 10;</text:p>
            <text:p text:style-name="P2"><text:tab/><text:tab/><text:tab/><text:tab/>clear; </text:p>
            <text:p text:style-name="P2"/>
            <text:p text:style-name="P2"><text:tab/><text:tab/><text:tab/><text:tab/>;;</text:p>
            <text:p text:style-name="P2"><text:tab/><text:tab/><text:tab/><text:tab/>4)</text:p>
            <text:p text:style-name="P2"><text:tab/><text:tab/><text:tab/><text:tab/>echo "ata outra";</text:p>
            <text:p text:style-name="P2"><text:soft-page-break/><text:tab/><text:tab/><text:tab/><text:tab/>opcion=0;</text:p>
            <text:p text:style-name="P2"><text:tab/><text:tab/><text:tab/><text:tab/>;;</text:p>
            <text:p text:style-name="P2"><text:tab/><text:tab/><text:tab/><text:tab/>*)</text:p>
            <text:p text:style-name="P2"><text:tab/><text:tab/><text:tab/><text:tab/>echo "Opción incorrecta"</text:p>
            <text:p text:style-name="P2"><text:tab/><text:tab/><text:tab/><text:tab/>opcion=-1;</text:p>
            <text:p text:style-name="P2"><text:tab/><text:tab/><text:tab/><text:tab/>;;</text:p>
            <text:p text:style-name="P2"><text:tab/><text:tab/>esac;</text:p>
            <text:p text:style-name="P2"/>
            <text:p text:style-name="P2"><text:tab/>done;</text:p>
            <text:p text:style-name="P2">echo "fin";</text:p>
            <text:p text:style-name="P2">clear;</text:p>
          </table:table-cell>
          <table:table-cell table:style-name="Tabla2.B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">#!/bin/bash</text:p>
            <text:p text:style-name="P3">if [ $# -lt 3 ]</text:p>
            <text:p text:style-name="P3"><text:tab/>then echo "Introduciu menos de 3 parámetros";</text:p>
            <text:p text:style-name="P3"><text:tab/>elif [ $# -gt 3 ]</text:p>
            <text:p text:style-name="P3"><text:tab/><text:tab/>then echo "Introduciu máis de 3 parámetros";</text:p>
            <text:p text:style-name="P3">else </text:p>
            <text:p text:style-name="P3"><text:tab/>echo "procesando";</text:p>
            <text:p text:style-name="P3"><text:tab/><text:tab/>contador=1;</text:p>
            <text:p text:style-name="P3"><text:tab/><text:tab/>while [ $contador -le 3 ]</text:p>
            <text:p text:style-name="P3"><text:tab/><text:tab/>do</text:p>
            <text:p text:style-name="P3"><text:tab/><text:tab/>arquivo=$1;</text:p>
            <text:p text:style-name="P3"><text:tab/><text:tab/><text:tab/>if [ -f $arquivo ] &amp;&amp; [ -w $arquivo ]</text:p>
            <text:p text:style-name="P3"><text:tab/><text:tab/><text:tab/><text:tab/>then echo "Borrarase o arquivo";</text:p>
            <text:p text:style-name="P3"><text:tab/><text:tab/><text:tab/><text:tab/>rm $arquivo;</text:p>
            <text:p text:style-name="P3"><text:tab/><text:tab/><text:tab/>else echo "non se pode borrar";</text:p>
            <text:p text:style-name="P3"><text:tab/><text:tab/><text:tab/>fi;</text:p>
            <text:p text:style-name="P3"><text:tab/><text:tab/>contador=$(( contador +1 ));</text:p>
            <text:p text:style-name="P3"><text:tab/><text:tab/>shift;</text:p>
            <text:p text:style-name="P3"/>
            <text:p text:style-name="P3"><text:tab/><text:tab/>done</text:p>
            <text:p text:style-name="P3"/>
            <text:p text:style-name="P3">fi;</text:p>
          </table:table-cell>
          <table:table-cell table:style-name="Tabla3.B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40S</meta:editing-duration>
    <meta:editing-cycles>4</meta:editing-cycles>
    <meta:generator>LibreOffice/5.1.1.3$Windows_X86_64 LibreOffice_project/89f508ef3ecebd2cfb8e1def0f0ba9a803b88a6d</meta:generator>
    <dc:date>2017-05-23T21:05:49.163000000</dc:date>
    <meta:document-statistic meta:table-count="3" meta:image-count="0" meta:object-count="0" meta:page-count="2" meta:paragraph-count="79" meta:word-count="206" meta:character-count="1378" meta:non-whitespace-character-count="1051"/>
    <meta:user-defined meta:name="Info 1"/>
    <meta:user-defined meta:name="Info 2"/>
    <meta:user-defined meta:name="Info 3"/>
    <meta:user-defined meta:name="Info 4"/>
  </office:meta>
</office:document-meta>
</file>